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DejaVu Sans Mono" fo:font-size="9pt" fo:language="en" fo:country="US" fo:text-shadow="none" style:text-underline-style="none" style:text-underline-mode="continuous" style:text-overline-mode="continuous" style:text-line-through-mode="continuous" style:font-name-asian="DejaVu Sans Mono" style:font-size-asian="9pt" style:language-asian="en" style:country-asian="US" style:font-name-complex="DejaVu Sans Mono" style:font-size-complex="9pt" style:language-complex="en" style:country-complex="US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128_tuned" table:style-name="ta1">
        <table:shapes>
          <draw:frame draw:z-index="0" draw:style-name="gr1" draw:text-style-name="P1" svg:width="18.255cm" svg:height="10.332cm" svg:x="17.649cm" svg:y="0.24cm">
            <draw:object draw:notify-on-update-of-ranges="c128_tuned.A2:c128_tuned.A5 c128_tuned.B1:c128_tuned.B1 c128_tuned.B2:c128_tuned.B5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1" draw:style-name="gr1" draw:text-style-name="P1" svg:width="17.979cm" svg:height="9.748cm" svg:x="0.441cm" svg:y="6.827cm">
            <draw:object draw:notify-on-update-of-ranges="c128_tuned.A10:c128_tuned.A13 c128_tuned.B9:c128_tuned.B9 c128_tuned.B10:c128_tuned.B1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277.711" calcext:value-type="float">
            <text:p>27277.711</text:p>
          </table:table-cell>
          <table:table-cell table:style-name="ce1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1312.55" calcext:value-type="float">
            <text:p>21312.55</text:p>
          </table:table-cell>
          <table:table-cell table:style-name="ce1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247.486" calcext:value-type="float">
            <text:p>18247.48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679.48" calcext:value-type="float">
            <text:p>24679.48</text:p>
          </table:table-cell>
          <table:table-cell table:style-name="ce1" office:value-type="float" office:value="12" calcext:value-type="float">
            <text:p>12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2" calcext:value-type="float">
            <text:p>12</text:p>
          </table:table-cell>
          <table:table-cell/>
        </table:table-row>
      </table:table>
      <table:table table:name="c1" table:style-name="ta1">
        <table:shapes>
          <draw:frame draw:z-index="0" draw:style-name="gr1" draw:text-style-name="P1" svg:width="15.997cm" svg:height="9.004cm" svg:x="11.509cm" svg:y="0.372cm">
            <draw:object draw:notify-on-update-of-ranges="c1.A2:c1.A5 c1.B1:c1.B1 c1.B2:c1.B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9.411cm" svg:height="13.069cm" svg:x="0.165cm" svg:y="0.93cm">
            <draw:object draw:notify-on-update-of-ranges="c1.A11:c1.A14 c1.B10:c1.B10 c1.B11:c1.B14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1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table:style-name="ce2" office:value-type="string" calcext:value-type="string">
            <text:p>Grizzly</text:p>
          </table:table-cell>
          <table:table-cell office:value-type="float" office:value="12111.35" calcext:value-type="float">
            <text:p>12111.35</text:p>
          </table:table-cell>
          <table:table-cell table:style-name="ce3" office:value-type="float" office:value="0.083" calcext:value-type="float">
            <text:p>0.083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11188.08" calcext:value-type="float">
            <text:p>11188.08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8416.04" calcext:value-type="float">
            <text:p>8416.04</text:p>
          </table:table-cell>
          <table:table-cell office:value-type="float" office:value="0.119" calcext:value-type="float">
            <text:p>0.119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0243.44" calcext:value-type="float">
            <text:p>10243.44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3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erver</text:p>
          </table:table-cell>
          <table:table-cell table:style-name="Default" office:value-type="string" calcext:value-type="string">
            <text:p>Tme/req(ms)</text:p>
          </table:table-cell>
          <table:table-cell table:style-name="Default"/>
        </table:table-row>
        <table:table-row table:style-name="ro1">
          <table:table-cell table:style-name="ce2" office:value-type="string" calcext:value-type="string">
            <text:p>Grizzly</text:p>
          </table:table-cell>
          <table:table-cell table:style-name="ce3" office:value-type="float" office:value="0.083" calcext:value-type="float">
            <text:p>0.083</text:p>
          </table:table-cell>
          <table:table-cell table:style-name="Default"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0.089" calcext:value-type="float">
            <text:p>0.089</text:p>
          </table:table-cell>
          <table:table-cell table:style-name="Default"/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0.119" calcext:value-type="float">
            <text:p>0.119</text:p>
          </table:table-cell>
          <table:table-cell table:style-name="Default"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0.098" calcext:value-type="float">
            <text:p>0.098</text:p>
          </table:table-cell>
          <table:table-cell table:style-name="Default"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4" table:style-name="ta1">
        <table:shapes>
          <draw:frame draw:z-index="0" draw:style-name="gr1" draw:text-style-name="P1" svg:width="15.997cm" svg:height="9.004cm" svg:x="11.509cm" svg:y="0.372cm">
            <draw:object draw:notify-on-update-of-ranges="c4.A2:c4.A5 c4.B1:c4.B1 c4.B2:c4.B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3978.75" calcext:value-type="float">
            <text:p>23978.75</text:p>
          </table:table-cell>
          <table:table-cell office:value-type="float" office:value="0.167" calcext:value-type="float">
            <text:p>0.167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table:style-name="ce3" office:value-type="float" office:value="19200.51" calcext:value-type="float">
            <text:p>19200.51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2988.49" calcext:value-type="float">
            <text:p>12988.49</text:p>
          </table:table-cell>
          <table:table-cell office:value-type="float" office:value="0.308" calcext:value-type="float">
            <text:p>0.308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14629.76" calcext:value-type="float">
            <text:p>14629.76</text:p>
          </table:table-cell>
          <table:table-cell office:value-type="float" office:value="0.273" calcext:value-type="float">
            <text:p>0.27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6" table:style-name="ta1">
        <table:shapes>
          <draw:frame draw:z-index="0" draw:style-name="gr1" draw:text-style-name="P1" svg:width="15.997cm" svg:height="9.004cm" svg:x="11.509cm" svg:y="0.159cm">
            <draw:object draw:notify-on-update-of-ranges="c16.A2:c16.A5 c16.B1:c16.B1 c16.B2:c16.B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16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063.2" calcext:value-type="float">
            <text:p>27063.2</text:p>
          </table:table-cell>
          <table:table-cell office:value-type="float" office:value="0.591" calcext:value-type="float">
            <text:p>0.591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483.96" calcext:value-type="float">
            <text:p>24483.96</text:p>
          </table:table-cell>
          <table:table-cell table:style-name="Default" office:value-type="float" office:value="0.653" calcext:value-type="float">
            <text:p>0.653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7931.2" calcext:value-type="float">
            <text:p>17931.2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2137.1" calcext:value-type="float">
            <text:p>22137.1</text:p>
          </table:table-cell>
          <table:table-cell office:value-type="float" office:value="0.723" calcext:value-type="float">
            <text:p>0.723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4">
          <table:table-cell table:number-columns-repeated="3"/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64" table:style-name="ta1">
        <table:shapes>
          <draw:frame draw:z-index="0" draw:style-name="gr1" draw:text-style-name="P1" svg:width="15.997cm" svg:height="9.004cm" svg:x="11.509cm" svg:y="0.372cm">
            <draw:object draw:notify-on-update-of-ranges="c64.A2:c64.A5 c64.B1:c64.B1 c64.B2:c64.B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C=64</text:p>
          </table:table-cell>
          <table:table-cell table:style-name="Default" office:value-type="string" calcext:value-type="string">
            <text:p>Req/sec</text:p>
          </table:table-cell>
          <table:table-cell table:style-name="Default"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719.86" calcext:value-type="float">
            <text:p>27719.86</text:p>
          </table:table-cell>
          <table:table-cell office:value-type="float" office:value="2.309" calcext:value-type="float">
            <text:p>2.30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5088.17" calcext:value-type="float">
            <text:p>25088.17</text:p>
          </table:table-cell>
          <table:table-cell office:value-type="float" office:value="2.551" calcext:value-type="float">
            <text:p>2.55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516.61" calcext:value-type="float">
            <text:p>18516.61</text:p>
          </table:table-cell>
          <table:table-cell office:value-type="float" office:value="3.456" calcext:value-type="float">
            <text:p>3.456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4570.82" calcext:value-type="float">
            <text:p>24570.82</text:p>
          </table:table-cell>
          <table:table-cell office:value-type="float" office:value="2.605" calcext:value-type="float">
            <text:p>2.605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table:number-columns-repeated="3"/>
        </table:table-row>
      </table:table>
      <table:table table:name="c128" table:style-name="ta1">
        <table:shapes>
          <draw:frame draw:z-index="0" draw:style-name="gr1" draw:text-style-name="P1" svg:width="18.255cm" svg:height="10.332cm" svg:x="11.509cm" svg:y="0.372cm">
            <draw:object draw:notify-on-update-of-ranges="c128.A2:c128.A5 c128.B1:c128.B1 c128.B2:c128.B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7.961cm" svg:height="9.737cm" svg:x="2.001cm" svg:y="4.686cm">
            <draw:object draw:notify-on-update-of-ranges="c128.A10:c128.A13 c128.B9:c128.B9 c128.B10:c128.B1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Req/sec</text:p>
          </table:table-cell>
          <table:table-cell office:value-type="string" calcext:value-type="string">
            <text:p>Tme/req(ms)</text:p>
          </table:table-cell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27653.77" calcext:value-type="float">
            <text:p>27653.77</text:p>
          </table:table-cell>
          <table:table-cell table:style-name="ce1" office:value-type="float" office:value="4.629" calcext:value-type="float">
            <text:p>4.629</text:p>
          </table:table-cell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24947.48" calcext:value-type="float">
            <text:p>24947.48</text:p>
          </table:table-cell>
          <table:table-cell table:style-name="ce1"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Tomcat</text:p>
          </table:table-cell>
          <table:table-cell office:value-type="float" office:value="18069.8" calcext:value-type="float">
            <text:p>18069.8</text:p>
          </table:table-cell>
          <table:table-cell office:value-type="float" office:value="7.084" calcext:value-type="float">
            <text:p>7.084</text:p>
          </table:table-cell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23890.93" calcext:value-type="float">
            <text:p>23890.93</text:p>
          </table:table-cell>
          <table:table-cell table:style-name="ce1" office:value-type="float" office:value="5.358" calcext:value-type="float">
            <text:p>5.358</text:p>
          </table:table-cell>
        </table:table-row>
        <table:table-row table:style-name="ro1" table:number-rows-repeated="3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=128</text:p>
          </table:table-cell>
          <table:table-cell table:style-name="Default" office:value-type="string" calcext:value-type="string">
            <text:p>Tme/req(ms)</text:p>
          </table:table-cell>
          <table:table-cell/>
        </table:table-row>
        <table:table-row table:style-name="ro1">
          <table:table-cell office:value-type="string" calcext:value-type="string">
            <text:p>Grizzly</text:p>
          </table:table-cell>
          <table:table-cell office:value-type="float" office:value="4.629" calcext:value-type="float">
            <text:p>4.629</text:p>
          </table:table-cell>
          <table:table-cell/>
        </table:table-row>
        <table:table-row table:style-name="ro1">
          <table:table-cell office:value-type="string" calcext:value-type="string">
            <text:p>Jetty</text:p>
          </table:table-cell>
          <table:table-cell office:value-type="float" office:value="5.131" calcext:value-type="float">
            <text:p>5.131</text:p>
          </table:table-cell>
          <table:table-cell/>
        </table:table-row>
        <table:table-row table:style-name="ro1">
          <table:table-cell office:value-type="string" calcext:value-type="string">
            <text:p>Tomcat</text:p>
          </table:table-cell>
          <table:table-cell table:style-name="Default" office:value-type="float" office:value="7.084" calcext:value-type="float">
            <text:p>7.084</text:p>
          </table:table-cell>
          <table:table-cell/>
        </table:table-row>
        <table:table-row table:style-name="ro1">
          <table:table-cell office:value-type="string" calcext:value-type="string">
            <text:p>Undertow</text:p>
          </table:table-cell>
          <table:table-cell office:value-type="float" office:value="5.358" calcext:value-type="float">
            <text:p>5.358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1">00/00/0000</text:date>, <text:time style:data-style-name="N2" text:time-value="06:42:25.2669837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3T22:03:55.173403642</meta:creation-date>
    <dc:date>2016-03-11T07:12:10.827419159</dc:date>
    <meta:editing-duration>PT2H39M18S</meta:editing-duration>
    <meta:editing-cycles>45</meta:editing-cycles>
    <meta:generator>LibreOffice/4.2.8.2$Linux_X86_64 LibreOffice_project/420m0$Build-2</meta:generator>
    <meta:document-statistic meta:table-count="7" meta:cell-count="120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1.072cm" svg:y="0.318cm" chart:style-name="ch2">
          <text:p>Throughoutput in req / sec for 10 million requests, 1 concurrent user</text:p>
        </chart:title>
        <chart:subtitle svg:x="6.156cm" svg:y="1.301cm" chart:style-name="ch3">
          <text:p>The bigger the better</text:p>
        </chart:subtitle>
        <chart:plot-area chart:style-name="ch4" table:cell-range-address="c1.A1:c1.B5" chart:data-source-has-labels="both" svg:x="1.33cm" svg:y="2.19cm" svg:width="14.349cm" svg:height="6.635cm">
          <chartooo:coordinate-region svg:x="2.507cm" svg:y="2.39cm" svg:width="13.172cm" svg:height="5.788cm"/>
          <chart:axis chart:dimension="x" chart:name="primary-x" chart:style-name="ch5" chartooo:axis-type="auto">
            <chartooo:date-scale/>
            <chart:categories table:cell-range-address="c1.A2:c1.A5"/>
          </chart:axis>
          <chart:axis chart:dimension="y" chart:name="primary-y" chart:style-name="ch6">
            <chart:title svg:x="0.396cm" svg:y="6.9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.B2:c1.B5" chart:label-cell-address="c1.B1:c1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.B1:c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2:c1.A5</svg:desc>
                </draw:g>
              </table:table-cell>
              <table:table-cell office:value-type="float" office:value="12111.35">
                <text:p>12111.35</text:p>
                <draw:g>
                  <svg:desc>c1.B2:c1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1188.08">
                <text:p>11188.0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8416.04">
                <text:p>8416.0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0243.44">
                <text:p>10243.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2.073cm" svg:y="0.342cm" chart:style-name="ch2">
          <text:p>Throughoutput in req / sec for 10 million requests, 128 concurrent user</text:p>
        </chart:title>
        <chart:subtitle svg:x="7.285cm" svg:y="1.353cm" chart:style-name="ch3">
          <text:p>The bigger the better</text:p>
        </chart:subtitle>
        <chart:plot-area chart:style-name="ch4" table:cell-range-address="c128.A1:c128.B5" chart:data-source-has-labels="both" svg:x="1.376cm" svg:y="2.268cm" svg:width="16.515cm" svg:height="7.859cm">
          <chartooo:coordinate-region svg:x="2.553cm" svg:y="2.467cm" svg:width="15.338cm" svg:height="7.013cm"/>
          <chart:axis chart:dimension="x" chart:name="primary-x" chart:style-name="ch5" chartooo:axis-type="auto">
            <chartooo:date-scale/>
            <chart:categories table:cell-range-address="c128.A2:c128.A5"/>
          </chart:axis>
          <chart:axis chart:dimension="y" chart:name="primary-y" chart:style-name="ch6">
            <chart:title svg:x="0.451cm" svg:y="8.133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.B2:c128.B5" chart:label-cell-address="c128.B1:c128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.B1:c128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2:c128.A5</svg:desc>
                </draw:g>
              </table:table-cell>
              <table:table-cell office:value-type="float" office:value="27653.77">
                <text:p>27653.77</text:p>
                <draw:g>
                  <svg:desc>c128.B2:c128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947.48">
                <text:p>24947.48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069.8">
                <text:p>18069.8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3890.93">
                <text:p>23890.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16 concurrent user</text:p>
        </chart:title>
        <chart:legend chart:legend-position="end" svg:x="13.973cm" svg:y="4.203cm" style:legend-expansion="high" chart:style-name="ch3"/>
        <chart:plot-area chart:style-name="ch4" table:cell-range-address="c16.A1:c16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16.A2:c16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16.B2:c16.B5" chart:label-cell-address="c16.B1:c16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6.B1:c16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6.A2:c16.A5</svg:desc>
                </draw:g>
              </table:table-cell>
              <table:table-cell office:value-type="float" office:value="27063.2">
                <text:p>27063.2</text:p>
                <draw:g>
                  <svg:desc>c16.B2:c16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4483.96">
                <text:p>24483.96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7931.2">
                <text:p>17931.2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2137.1">
                <text:p>22137.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172cm" svg:y="0.316cm" chart:style-name="ch2">
          <text:p>10 million requests, 4 concurrent user</text:p>
        </chart:title>
        <chart:legend chart:legend-position="end" svg:x="13.973cm" svg:y="4.203cm" style:legend-expansion="high" chart:style-name="ch3"/>
        <chart:plot-area chart:style-name="ch4" table:cell-range-address="c4.A1:c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4.A2:c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4.B2:c4.B5" chart:label-cell-address="c4.B1:c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4.B1:c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4.A2:c4.A5</svg:desc>
                </draw:g>
              </table:table-cell>
              <table:table-cell office:value-type="float" office:value="23978.75">
                <text:p>23978.75</text:p>
                <draw:g>
                  <svg:desc>c4.B2:c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9200.51">
                <text:p>19200.5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2988.49">
                <text:p>12988.4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4629.76">
                <text:p>14629.7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4.053cm" svg:y="0.316cm" chart:style-name="ch2">
          <text:p>10 million requests, 64 concurrent user</text:p>
        </chart:title>
        <chart:legend chart:legend-position="end" svg:x="13.973cm" svg:y="4.203cm" style:legend-expansion="high" chart:style-name="ch3"/>
        <chart:plot-area chart:style-name="ch4" table:cell-range-address="c64.A1:c64.B5" chart:data-source-has-labels="both" svg:x="1.33cm" svg:y="1.301cm" svg:width="12.324cm" svg:height="7.524cm">
          <chartooo:coordinate-region svg:x="2.507cm" svg:y="1.5cm" svg:width="11.147cm" svg:height="6.678cm"/>
          <chart:axis chart:dimension="x" chart:name="primary-x" chart:style-name="ch5" chartooo:axis-type="auto">
            <chartooo:date-scale/>
            <chart:categories table:cell-range-address="c64.A2:c64.A5"/>
          </chart:axis>
          <chart:axis chart:dimension="y" chart:name="primary-y" chart:style-name="ch6">
            <chart:title svg:x="0.451cm" svg:y="5.636cm" chart:style-name="ch7">
              <text:p>res/sec</text:p>
            </chart:title>
            <chart:grid chart:style-name="ch8" chart:class="major"/>
          </chart:axis>
          <chart:series chart:style-name="ch9" chart:values-cell-range-address="c64.B2:c64.B5" chart:label-cell-address="c64.B1:c64.B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64.B1:c6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64.A2:c64.A5</svg:desc>
                </draw:g>
              </table:table-cell>
              <table:table-cell office:value-type="float" office:value="27719.86">
                <text:p>27719.86</text:p>
                <draw:g>
                  <svg:desc>c64.B2:c64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5088.17">
                <text:p>25088.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516.61">
                <text:p>18516.61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570.82">
                <text:p>24570.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12cm" svg:height="13.07cm" xlink:href=".." xlink:type="simple" chart:class="chart:bar" chart:style-name="ch1">
        <chart:title svg:x="3.934cm" svg:y="0.397cm" chart:style-name="ch2">
          <text:p>Response time in ms for 10 million req, 1 concurrent user</text:p>
        </chart:title>
        <chart:subtitle svg:x="7.784cm" svg:y="1.463cm" chart:style-name="ch3">
          <text:p>The shorter the better</text:p>
        </chart:subtitle>
        <chart:plot-area chart:style-name="ch4" table:cell-range-address="c1.A10:c1.B14" chart:data-source-has-labels="both" svg:x="1.399cm" svg:y="2.433cm" svg:width="17.625cm" svg:height="10.376cm">
          <chartooo:coordinate-region svg:x="2.311cm" svg:y="2.632cm" svg:width="16.713cm" svg:height="9.53cm"/>
          <chart:axis chart:dimension="x" chart:name="primary-x" chart:style-name="ch5" chartooo:axis-type="auto">
            <chartooo:date-scale/>
            <chart:categories table:cell-range-address="c1.A11:c1.A14"/>
          </chart:axis>
          <chart:axis chart:dimension="y" chart:name="primary-y" chart:style-name="ch6">
            <chart:title svg:x="0.451cm" svg:y="9.1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.B11:c1.B14" chart:label-cell-address="c1.B10:c1.B10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.B10:c1.B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.A11:c1.A14</svg:desc>
                </draw:g>
              </table:table-cell>
              <table:table-cell office:value-type="float" office:value="0.083">
                <text:p>0.083</text:p>
                <draw:g>
                  <svg:desc>c1.B11:c1.B14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0.089">
                <text:p>0.089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0.119">
                <text:p>0.119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0.098">
                <text:p>0.098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62cm" svg:height="9.738cm" xlink:href=".." xlink:type="simple" chart:class="chart:bar" chart:style-name="ch1">
        <chart:title svg:x="2.151cm" svg:y="0.33cm" chart:style-name="ch2">
          <text:p>Response time (ms) for 10 million request and 128 concurrent users</text:p>
        </chart:title>
        <chart:subtitle svg:x="7.032cm" svg:y="1.329cm" chart:style-name="ch3">
          <text:p>The smaller the better</text:p>
        </chart:subtitle>
        <chart:plot-area chart:style-name="ch4" table:cell-range-address="c128.A9:c128.B13" chart:data-source-has-labels="both" svg:x="1.37cm" svg:y="2.232cm" svg:width="16.233cm" svg:height="7.312cm">
          <chartooo:coordinate-region svg:x="1.806cm" svg:y="2.431cm" svg:width="15.797cm" svg:height="6.466cm"/>
          <chart:axis chart:dimension="x" chart:name="primary-x" chart:style-name="ch5" chartooo:axis-type="auto">
            <chartooo:date-scale/>
            <chart:categories table:cell-range-address="c128.A10:c128.A13"/>
          </chart:axis>
          <chart:axis chart:dimension="y" chart:name="primary-y" chart:style-name="ch6">
            <chart:title svg:x="0.451cm" svg:y="7.387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.B10:c128.B13" chart:label-cell-address="c128.B9:c128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.B9:c128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.A10:c128.A13</svg:desc>
                </draw:g>
              </table:table-cell>
              <table:table-cell office:value-type="float" office:value="4.629">
                <text:p>4.629</text:p>
                <draw:g>
                  <svg:desc>c128.B10:c128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5.131">
                <text:p>5.131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7.084">
                <text:p>7.084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5.358">
                <text:p>5.35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256cm" svg:height="10.333cm" xlink:href=".." xlink:type="simple" chart:class="chart:bar" chart:style-name="ch1">
        <chart:title svg:x="3.887cm" svg:y="0cm" chart:style-name="ch2">
          <text:p>Throughoutput in req / sec for 128 concurrent users,
during 15min run</text:p>
        </chart:title>
        <chart:subtitle svg:x="4.229cm" svg:y="1.882cm" chart:style-name="ch3">
          <text:p>The bigger the better. Server config is 32 worker threads</text:p>
        </chart:subtitle>
        <chart:plot-area chart:style-name="ch4" table:cell-range-address="c128_tuned.A1:c128_tuned.B5" chart:data-source-has-labels="both" svg:x="1.376cm" svg:y="2.797cm" svg:width="16.515cm" svg:height="7.33cm">
          <chartooo:coordinate-region svg:x="2.553cm" svg:y="2.996cm" svg:width="15.338cm" svg:height="6.484cm"/>
          <chart:axis chart:dimension="x" chart:name="primary-x" chart:style-name="ch5" chartooo:axis-type="auto">
            <chartooo:date-scale/>
            <chart:categories table:cell-range-address="c128_tuned.A2:c128_tuned.A5"/>
          </chart:axis>
          <chart:axis chart:dimension="y" chart:name="primary-y" chart:style-name="ch6">
            <chart:title svg:x="0.451cm" svg:y="8.398cm" chart:style-name="ch7">
              <text:p>Throughoutput in req / sec</text:p>
            </chart:title>
            <chart:grid chart:style-name="ch8" chart:class="major"/>
          </chart:axis>
          <chart:series chart:style-name="ch9" chart:values-cell-range-address="c128_tuned.B2:c128_tuned.B5" chart:label-cell-address="c128_tuned.B1:c128_tuned.B1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q/sec</text:p>
                <draw:g>
                  <svg:desc>c128_tuned.B1:c128_tuned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.A2:c128_tuned.A5</svg:desc>
                </draw:g>
              </table:table-cell>
              <table:table-cell office:value-type="float" office:value="27277.711">
                <text:p>27277.711</text:p>
                <draw:g>
                  <svg:desc>c128_tuned.B2:c128_tuned.B5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21312.55">
                <text:p>21312.55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18247.486">
                <text:p>18247.486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24679.48">
                <text:p>24679.4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579d1c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98cm" svg:height="9.749cm" xlink:href=".." xlink:type="simple" chart:class="chart:bar" chart:style-name="ch1">
        <chart:title svg:x="2.438cm" svg:y="0.33cm" chart:style-name="ch2">
          <text:p>Response time (in ms) for 128 concurrent users during 15min run</text:p>
        </chart:title>
        <chart:subtitle svg:x="3.985cm" svg:y="1.329cm" chart:style-name="ch3">
          <text:p>The smaller the better. Server config is 32 worker threads</text:p>
        </chart:subtitle>
        <chart:plot-area chart:style-name="ch4" table:cell-range-address="c128_tuned.A9:c128_tuned.B13" chart:data-source-has-labels="both" svg:x="1.37cm" svg:y="2.232cm" svg:width="16.251cm" svg:height="7.323cm">
          <chartooo:coordinate-region svg:x="1.991cm" svg:y="2.431cm" svg:width="15.63cm" svg:height="6.477cm"/>
          <chart:axis chart:dimension="x" chart:name="primary-x" chart:style-name="ch5" chartooo:axis-type="auto">
            <chartooo:date-scale/>
            <chart:categories table:cell-range-address="c128_tuned.A10:c128_tuned.A13"/>
          </chart:axis>
          <chart:axis chart:dimension="y" chart:name="primary-y" chart:style-name="ch6">
            <chart:title svg:x="0.451cm" svg:y="7.392cm" chart:style-name="ch7">
              <text:p>response time in ms</text:p>
            </chart:title>
            <chart:grid chart:style-name="ch8" chart:class="major"/>
          </chart:axis>
          <chart:series chart:style-name="ch9" chart:values-cell-range-address="c128_tuned.B10:c128_tuned.B13" chart:label-cell-address="c128_tuned.B9:c128_tuned.B9" chart:class="chart:bar">
            <chart:data-point chart:style-name="ch10"/>
            <chart:data-point chart:style-name="ch11"/>
            <chart:data-point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me/req(ms)</text:p>
                <draw:g>
                  <svg:desc>c128_tuned.B9:c128_tuned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rizzly</text:p>
                <draw:g>
                  <svg:desc>c128_tuned.A10:c128_tuned.A13</svg:desc>
                </draw:g>
              </table:table-cell>
              <table:table-cell office:value-type="float" office:value="18">
                <text:p>18</text:p>
                <draw:g>
                  <svg:desc>c128_tuned.B10:c128_tuned.B13</svg:desc>
                </draw:g>
              </table:table-cell>
            </table:table-row>
            <table:table-row>
              <table:table-cell office:value-type="string">
                <text:p>Jetty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Tomcat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Undertow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